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officeooo:rsid="001c637f" officeooo:paragraph-rsid="001d004f" style:font-weight-asian="normal" style:font-weight-complex="normal"/>
    </style:style>
    <style:style style:name="P2" style:family="paragraph" style:parent-style-name="Standard" style:list-style-name="L1">
      <style:text-properties officeooo:rsid="001c637f" officeooo:paragraph-rsid="001d004f"/>
    </style:style>
    <style:style style:name="P3" style:family="paragraph" style:parent-style-name="Standard" style:list-style-name="L1">
      <style:text-properties fo:font-style="italic" officeooo:rsid="001d004f" officeooo:paragraph-rsid="001d004f" style:font-style-asian="italic" style:font-style-complex="italic"/>
    </style:style>
    <style:style style:name="P4" style:family="paragraph" style:parent-style-name="Header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d004f" officeooo:paragraph-rsid="001dfce9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weight="bold" officeooo:rsid="001d004f" style:font-weight-asian="bold" style:font-weight-complex="bold"/>
    </style:style>
    <style:style style:name="T3" style:family="text">
      <style:text-properties style:font-name="Arial" fo:font-weight="bold" officeooo:rsid="001dfce9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normal" officeooo:rsid="001d004f" style:font-weight-asian="normal" style:font-weight-complex="normal"/>
    </style:style>
    <style:style style:name="T6" style:family="text">
      <style:text-properties style:font-name="Arial" fo:font-weight="normal" officeooo:rsid="001dfce9" style:font-weight-asian="normal" style:font-weight-complex="normal"/>
    </style:style>
    <style:style style:name="T7" style:family="text">
      <style:text-properties style:font-name="Arial" fo:font-weight="normal" officeooo:rsid="001e8ae7" style:font-weight-asian="normal" style:font-weight-complex="normal"/>
    </style:style>
    <style:style style:name="T8" style:family="text">
      <style:text-properties style:font-name="Arial" style:text-underline-style="solid" style:text-underline-width="auto" style:text-underline-color="font-color" fo:font-weight="normal" officeooo:rsid="001d004f" style:font-weight-asian="normal" style:font-weight-complex="normal"/>
    </style:style>
    <style:style style:name="T9" style:family="text">
      <style:text-properties style:font-name="Arial" style:text-underline-style="solid" style:text-underline-width="auto" style:text-underline-color="font-color" fo:font-weight="normal" officeooo:rsid="001dfce9" style:font-weight-asian="normal" style:font-weight-complex="normal"/>
    </style:style>
    <style:style style:name="T10" style:family="text">
      <style:text-properties style:font-name="Arial" style:text-underline-style="none" fo:font-weight="normal" officeooo:rsid="001dfce9" style:font-weight-asian="normal" style:font-weight-complex="normal"/>
    </style:style>
    <style:style style:name="T11" style:family="text">
      <style:text-properties style:font-name="Arial"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visar estado de contactos:</text:p>
      <text:p text:style-name="P1"/>
      <text:p text:style-name="P1">-<text:span text:style-name="T1">Curso normal:</text:span></text:p>
      <text:list xml:id="list1710094968976080857" text:style-name="L1">
        <text:list-item>
          <text:p text:style-name="P2"><text:span text:style-name="T2">Administrador</text:span><text:span text:style-name="T5"> selecciona proyecto a revisar.</text:span></text:p>
        </text:list-item>
        <text:list-item>
          <text:p text:style-name="P2"><text:span text:style-name="T8">Sistema</text:span><text:span text:style-name="T4"> </text:span><text:span text:style-name="T5">muestra datos del proyecto <text:s/></text:span><text:span text:style-name="T7">y sus contactos correspondientes</text:span><text:span text:style-name="T4">.</text:span></text:p>
        </text:list-item>
        <text:list-item>
          <text:p text:style-name="P2"><text:span text:style-name="T2">Administrador</text:span><text:span text:style-name="T4"> </text:span><text:span text:style-name="T5">selecciona contacto a revisar</text:span><text:span text:style-name="T4">.</text:span></text:p>
        </text:list-item>
        <text:list-item>
          <text:p text:style-name="P2"><text:span text:style-name="T8">Sistema</text:span><text:span text:style-name="T4"> </text:span><text:span text:style-name="T5">muestra datos del contacto</text:span><text:span text:style-name="T4">.</text:span></text:p>
          <text:p text:style-name="P3"><text:span text:style-name="T3">Administrador </text:span><text:span text:style-name="T6">y </text:span><text:span text:style-name="T9">sistema</text:span><text:span text:style-name="T10"> </text:span><text:span text:style-name="T4">repiten los pasos del 2 al 4 hasta que el </text:span><text:span text:style-name="T11">administrador</text:span><text:span text:style-name="T4"> haya revisado todos los contactos necesarios del proyec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11-06T18:47:30.891196239</dc:date>
    <meta:editing-duration>PT16M31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56" meta:character-count="380" meta:non-whitespace-character-count="334"/>
  </office:meta>
</office:document-meta>
</file>